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officeooo:rsid="000e0632" officeooo:paragraph-rsid="000e0632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none" fo:font-weight="bold" officeooo:rsid="000e0632" officeooo:paragraph-rsid="000e0632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style:text-underline-style="none" fo:font-weight="bold" officeooo:rsid="000ed736" officeooo:paragraph-rsid="000ed736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style:text-underline-style="none" fo:font-weight="bold" officeooo:rsid="001069ab" officeooo:paragraph-rsid="001069a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2pt" style:text-underline-style="none" fo:font-weight="bold" officeooo:rsid="000e0632" officeooo:paragraph-rsid="000e0632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style:text-underline-style="none" fo:font-weight="bold" officeooo:rsid="00141039" officeooo:paragraph-rsid="00141039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style:text-underline-style="none" fo:font-weight="bold" officeooo:rsid="001264ae" officeooo:paragraph-rsid="001264ae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style:text-underline-style="none" fo:font-weight="normal" officeooo:rsid="000ed736" officeooo:paragraph-rsid="000ed73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style:text-underline-style="none" fo:font-weight="normal" officeooo:rsid="000ed736" officeooo:paragraph-rsid="001069ab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style:text-underline-style="none" fo:font-weight="normal" officeooo:rsid="000f4abb" officeooo:paragraph-rsid="000f4abb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style:text-underline-style="none" fo:font-weight="normal" officeooo:rsid="000f4abb" officeooo:paragraph-rsid="001069ab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style:text-underline-style="none" fo:font-weight="normal" officeooo:rsid="001069ab" officeooo:paragraph-rsid="001069ab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style:text-underline-style="none" fo:font-weight="normal" officeooo:rsid="001264ae" officeooo:paragraph-rsid="001264ae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12pt" style:text-underline-style="none" fo:font-weight="normal" officeooo:rsid="00141039" officeooo:paragraph-rsid="00141039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paragraph-rsid="000e0632"/>
    </style:style>
    <style:style style:name="P16" style:family="paragraph" style:parent-style-name="Standard">
      <style:text-properties fo:font-weight="bold" officeooo:paragraph-rsid="001264a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ee7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text-underline-style="none" fo:font-weight="bold" officeooo:rsid="000e0632" style:font-size-asian="10.5pt" style:font-weight-asian="bold" style:font-size-complex="12pt" style:font-weight-complex="bold"/>
    </style:style>
    <style:style style:name="T5" style:family="text">
      <style:text-properties style:font-name="Times New Roman" fo:font-size="12pt" style:text-underline-style="none" fo:font-weight="normal" officeooo:rsid="000e1e58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style:text-underline-style="none" fo:font-weight="normal" officeooo:rsid="001264ae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style:text-underline-style="none" officeooo:rsid="001264ae" style:font-size-asian="10.5pt" style:font-size-complex="12pt"/>
    </style:style>
    <style:style style:name="T8" style:family="text">
      <style:text-properties officeooo:rsid="000f4abb"/>
    </style:style>
    <style:style style:name="T9" style:family="text">
      <style:text-properties officeooo:rsid="001069ab"/>
    </style:style>
    <style:style style:name="T10" style:family="text">
      <style:text-properties officeooo:rsid="001264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benslauf</text:p>
      <text:p text:style-name="P1"/>
      <text:p text:style-name="P1"/>
      <text:p text:style-name="P2">Persönliche Daten</text:p>
      <text:p text:style-name="P2"/>
      <text:p text:style-name="P5">Name :<text:tab/><text:tab/><text:span text:style-name="T2">Lina Weber</text:span></text:p>
      <text:p text:style-name="P5"/>
      <text:p text:style-name="P15"><text:span text:style-name="T4">Anschrift :<text:tab/><text:tab/></text:span><text:span text:style-name="T3">Magdalenenstr.</text:span><text:span text:style-name="T5"> 23</text:span></text:p>
      <text:p text:style-name="P15"><text:span text:style-name="T5"><text:tab/><text:tab/><text:tab/>10365 Berlin</text:span></text:p>
      <text:p text:style-name="P5"/>
      <text:p text:style-name="P5"/>
      <text:p text:style-name="P5">Tel. :<text:tab/><text:tab/><text:tab/><text:span text:style-name="T2">+49 162 2396752</text:span><text:tab/></text:p>
      <text:p text:style-name="P5"/>
      <text:p text:style-name="P5">E-Mail :<text:tab/><text:tab/><text:span text:style-name="T2">WeberLina@gmail.com</text:span></text:p>
      <text:p text:style-name="P5"/>
      <text:p text:style-name="P5">Geb. :<text:tab/><text:tab/><text:tab/><text:span text:style-name="T1">15.01.1990 in Hannover, Niedersachsen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3">Schule &amp; Ausbildung</text:p>
      <text:p text:style-name="P3"/>
      <text:p text:style-name="P11">September <text:span text:style-name="T9">2005</text:span>- <text:span text:style-name="T9">August 2008</text:span> <text:tab/>Abitur ( Abschussnote : 1,4)</text:p>
      <text:p text:style-name="P11"><text:tab/><text:tab/><text:tab/><text:tab/><text:tab/>am Goethe-Gymnasium ( Hannover)</text:p>
      <text:p text:style-name="P11"/>
      <text:p text:style-name="P9">Se<text:span text:style-name="T8">p</text:span>tember 20<text:span text:style-name="T8">08 – Juni 2010<text:tab/><text:tab/>Bachelorstudium Informatik (Note 1,7)</text:span></text:p>
      <text:p text:style-name="P9"><text:tab/><text:tab/><text:tab/><text:tab/><text:tab/><text:span text:style-name="T8">Hochschule Karlsruhe</text:span></text:p>
      <text:p text:style-name="P11"/>
      <text:p text:style-name="P8">Oktober 2010 – August 201<text:span text:style-name="T8">3<text:tab/></text:span><text:tab/>Masterstudium Wirtschaftsinformatik (Note 2.0)</text:p>
      <text:p text:style-name="P8"><text:tab/><text:tab/><text:tab/><text:tab/><text:tab/></text:p>
      <text:p text:style-name="P8"/>
      <text:p text:style-name="P8">Se<text:span text:style-name="T8">p</text:span>tember 20<text:span text:style-name="T8">08 – Juni 2010<text:tab/><text:tab/>Bachelorstudium Informatik (Note 1,7)</text:span></text:p>
      <text:p text:style-name="P8"><text:tab/><text:tab/><text:tab/><text:tab/><text:tab/><text:span text:style-name="T8">Hochschule Karlsruhe</text:span></text:p>
      <text:p text:style-name="P10"/>
      <text:p text:style-name="P10">Januar 2015 – <text:span text:style-name="T9">April 2015<text:tab/><text:tab/>Praktikum im Bereich Digital Automation</text:span></text:p>
      <text:p text:style-name="P8"><text:tab/><text:tab/><text:tab/><text:tab/><text:tab/><text:span text:style-name="T9">SEG Automotive German GmbH</text:span></text:p>
      <text:p text:style-name="P8"/>
      <text:p text:style-name="P12"/>
      <text:p text:style-name="P12"/>
      <text:p text:style-name="P4"><text:span text:style-name="T10">Kenntnisse und Fähigkeiten</text:span><text:tab/></text:p>
      <text:p text:style-name="P8"/>
      <text:p text:style-name="P16"><text:span text:style-name="T7">Sprachen:</text:span></text:p>
      <text:p text:style-name="P13">- Deutsch ( Muttersprache)</text:p>
      <text:p text:style-name="P13">- Englisch ( fließend in Wort und Schrift</text:p>
      <text:p text:style-name="P13">- Niederländisch ( gute Grundkenntnisse)</text:p>
      <text:p text:style-name="P13"/>
      <text:p text:style-name="P7">Programmiersprachen:</text:p>
      <text:p text:style-name="P13">- gute Kenntnisse in Java, PHP, HTML, Fortran und GAMBAS</text:p>
      <text:p text:style-name="P13"/>
      <text:p text:style-name="P6">Führerschein</text:p>
      <text:p text:style-name="P14">- Klasse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5:32:15.969000000</meta:creation-date>
    <dc:date>2019-03-07T16:59:41.709000000</dc:date>
    <meta:editing-duration>PT3M30S</meta:editing-duration>
    <meta:editing-cycles>1</meta:editing-cycles>
    <meta:document-statistic meta:table-count="0" meta:image-count="0" meta:object-count="0" meta:page-count="1" meta:paragraph-count="28" meta:word-count="120" meta:character-count="898" meta:non-whitespace-character-count="759"/>
    <meta:generator>LibreOffice/5.4.6.2$Windows_X86_64 LibreOffice_project/4014ce260a04f1026ba855d3b8d91541c224eab8</meta:generator>
  </office:meta>
</office:document-meta>
</file>